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758cm" svg:height="5.831cm" svg:x="7.546cm" svg:y="8.375cm">
          <text:p/>
          <draw:enhanced-geometry svg:viewBox="0 0 88 21600" draw:glue-points="44 ?f6 44 0 0 10800 44 21600 88 10800" draw:text-areas="0 ?f6 88 ?f3" draw:type="can" draw:modifiers="6914.8148148148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6.761cm" svg:height="7.496cm" svg:x="7.546cm" svg:y="6.71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0.421cm" svg:height="3.213cm" svg:x="8.254cm" svg:y="4.5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708cm" svg:height="1.865cm" draw:transform="rotate (1.5707963267946) translate (13.942cm 13.029cm)">
          <text:p/>
          <draw:enhanced-geometry svg:viewBox="0 0 88 21600" draw:glue-points="44 ?f6 44 0 0 10800 44 21600 88 10800" draw:text-areas="0 ?f6 88 ?f3" draw:mirror-horizontal="true" draw:type="can" draw:modifiers="4568.329718004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803cm" svg:height="0.421cm" svg:x="15.428cm" svg:y="12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Julien Arino</meta:initial-creator>
    <meta:creation-date>2007-03-07T07:53:52</meta:creation-date>
    <dc:creator>Julien Arino</dc:creator>
    <dc:date>2007-03-07T08:04:19</dc:date>
    <dc:language>en-US</dc:language>
    <meta:editing-cycles>3</meta:editing-cycles>
    <meta:editing-duration>PT10M29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